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Update user details&gt;</text:p>
      <text:p text:style-name="Standard">LEVEL : User Goal</text:p>
      <text:p text:style-name="Standard">SCOPE : Qcity Bank</text:p>
      <text:p text:style-name="Standard">PRIMARY ACTOR : Clerk</text:p>
      <text:p text:style-name="Standard">STAKEHOLDERS <text:s/>:</text:p>
      <text:p text:style-name="Standard">CUSTOMER : Wants to open a particular type of account.</text:p>
      <text:p text:style-name="Standard">CLERK : Wants the system to input details from user and update them accordingly.</text:p>
      <text:p text:style-name="Standard">PRE-CONDITIONS :Customer must be registered.</text:p>
      <text:p text:style-name="Standard">SUCCESS GUARANTEE : Customer details are updated.</text:p>
      <text:p text:style-name="Standard">MAIN SUCCESS SCENARIO : </text:p>
      <text:p text:style-name="Standard">&lt;1&gt; Customer Reaches to clerk <text:s/>and gives his customer ID.</text:p>
      <text:p text:style-name="Standard">&lt;2&gt; Clerk enters the customer ID in the system and update the given details.</text:p>
      <text:p text:style-name="Standard">&lt;3&gt; System prompts for confirmation for update</text:p>
      <text:p text:style-name="Standard">&lt;4&gt; Clerk confirms for updating the details</text:p>
      <text:p text:style-name="Standard">&lt;5&gt; User details are successfully <text:s/>updated.</text:p>
      <text:p text:style-name="Standard">EXTENSIONS :</text:p>
      <text:p text:style-name="Standard">1a-&gt;Invalid user ID</text:p>
      <text:p text:style-name="Standard"><text:tab/><text:tab/>-system display error.</text:p>
      <text:p text:style-name="Standard"><text:tab/><text:tab/>-enter again/display menu</text:p>
      <text:p text:style-name="Standard">5a-&gt;User wants to stop update</text:p>
      <text:p text:style-name="Standard"><text:tab/><text:tab/>-clerk cancels the process</text:p>
      <text:p text:style-name="Standard"><text:tab/><text:tab/>-system displays menu</text:p>
      <text:p text:style-name="Standard">6a-&gt;System fails to save data</text:p>
      <text:p text:style-name="Standard"><text:tab/><text:tab/>-system displays an error message</text:p>
      <text:p text:style-name="Standard"><text:tab/><text:tab/>-system displays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2:29:01.21</dc:date>
    <meta:editing-duration>PT44S</meta:editing-duration>
    <meta:editing-cycles>1</meta:editing-cycles>
    <meta:generator>OpenOffice.org/3.4$Win32 OpenOffice.org_project/340m1$Build-9590</meta:generator>
    <meta:document-statistic meta:table-count="0" meta:image-count="0" meta:object-count="0" meta:page-count="1" meta:paragraph-count="25" meta:word-count="139" meta:character-count="868"/>
  </office:meta>
</office:document-meta>
</file>